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9e26a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999999"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5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19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9e26a5"/>
    </style:style>
    <style:style style:name="P21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22" style:family="paragraph" style:parent-style-name="Standard">
      <style:text-properties officeooo:rsid="00a367ce" officeooo:paragraph-rsid="00a5558b"/>
    </style:style>
    <style:style style:name="P23" style:family="paragraph" style:parent-style-name="Standard">
      <style:paragraph-properties fo:text-align="justify" style:justify-single-word="false"/>
      <style:text-properties officeooo:paragraph-rsid="00a5558b"/>
    </style:style>
    <style:style style:name="P24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officeooo:rsid="00a367c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7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1"><text:line-break/><text:conditional-text text:condition="ooow:true" text:string-value-if-true="object.name" text:string-value-if-false="">object.name</text:conditional-text></text:p>
            <text:p text:style-name="P12"><text:conditional-text text:condition="ooow:true" text:string-value-if-true="object.districts_display" text:string-value-if-false="">object.districts_display</text:conditional-text></text:p>
            <text:p text:style-name="P12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5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6"><text:conditional-text text:condition="ooow:true" text:string-value-if-true="object.type1_label" text:string-value-if-false="">object.type1_label</text:conditional-text><office:annotation><dc:creator>Auteur inconnu</dc:creator><dc:date>2015-04-07T14:33:34.703635005</dc:date><text:list text:style-name=""><text:list-item><text:p text:style-name="P26"><text:span text:style-name="T12">do text if object.types1_display</text:span></text:p></text:list-item></text:list></office:annotation></text:p>
            <text:p text:style-name="P4"><text:conditional-text text:condition="ooow:true" text:string-value-if-true="object.types1_display" text:string-value-if-false="">object.types1_display</text:conditional-text></text:p>
            <text:p text:style-name="P5"><text:span text:style-name="T4"><text:line-break/></text:span><text:span text:style-name="T4"><text:conditional-text text:condition="ooow:true" text:string-value-if-true="object.type2_label" text:string-value-if-false="">object.type2_label</text:conditional-text></text:span><text:span text:style-name="T4"><office:annotation><dc:creator>Auteur inconnu</dc:creator><dc:date>2015-04-07T14:32:29.116637926</dc:date><text:list text:continue-numbering="true" text:style-name=""><text:list-item><text:p text:style-name="P26"><text:span text:style-name="T12">do text if object.types2_display</text:span></text:p></text:list-item></text:list></office:annotation></text:span></text:p>
            <text:p text:style-name="P5"><text:conditional-text text:condition="ooow:true" text:string-value-if-true="object.types2_display" text:string-value-if-false="">object.types2_display</text:conditional-text></text:p>
            <text:p text:style-name="P21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.637611894</dc:date><text:list text:continue-numbering="true" text:style-name=""><text:list-item><text:p text:style-name="P26"><text:span text:style-name="T12">do text if object.themes.all()</text:span></text:p></text:list-item></text:list></office:annotation></text:span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7"><text:span text:style-name="T14">do text for theme in object.themes.all()</text:span></text:p></office:annotation></text:p>
            <text:p text:style-name="P3"/>
          </table:table-cell>
          <table:table-cell table:style-name="Tableau14.B1" office:value-type="string">
            <text:p text:style-name="P9">im<office:annotation><dc:creator>mle </dc:creator><dc:date>2013-06-06T17:13:19</dc:date><text:p text:style-name="P27"><text:span text:style-name="T14">do text</text:span></text:p><text:p text:style-name="P27"><text:span text:style-name="T14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8"/>
            <text:p text:style-name="P8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17"><text:conditional-text text:condition="ooow:true" text:string-value-if-true="object.description_teaser" text:string-value-if-false="">object.description_teaser</text:conditional-text></text:p>
            <text:p text:style-name="P18"><text:line-break/><text:conditional-text text:condition="ooow:true" text:string-value-if-true="object.description" text:string-value-if-false="">object.description</text:conditional-text></text:p>
            <text:p text:style-name="P19"/>
          </table:table-cell>
        </table:table-row>
      </table:table>
      <text:p text:style-name="Standard"/>
      <text:p text:style-name="P24"><field:fieldmark-start/><text:span text:style-name="T8"><office:annotation><dc:creator>Auteur inconnu</dc:creator><dc:date>2015-04-07T15:44:32.426744573</dc:date><text:list text:continue-numbering="true" text:style-name=""><text:list-item><text:p text:style-name="P25"><text:span text:style-name="T10">do text</text:span></text:p></text:list-item><text:list-item><text:p text:style-name="P25"><text:span text:style-name="T11">from document(at=object.get_map_image_path(),anchor='as-char',size=mapimage_ratio)</text:span></text:p></text:list-item></text:list></office:annotation></text:span><text:span text:style-name="T8">carte￹</text:span></text:p>
      <text:p text:style-name="P22"/>
      <text:p text:style-name="P23"/>
      <text:p text:style-name="P14"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.479609168</dc:date><text:list text:continue-numbering="true" text:style-name=""><text:list-item><text:p text:style-name="P26"><text:span text:style-name="T12">do text if object.contact or </text:span><text:span text:style-name="T13">object.email or object.website</text:span></text:p></text:list-item></text:list></office:annotation></text:span></text:p>
      <text:p text:style-name="P15"><text:conditional-text text:condition="ooow:true" text:string-value-if-true="object.contact" text:string-value-if-false="">object.contact</text:conditional-text></text:p>
      <text:p text:style-name="P15"><text:conditional-text text:condition="ooow:true" text:string-value-if-true="object.email" text:string-value-if-false="">object.email</text:conditional-text></text:p>
      <text:p text:style-name="P15"><text:conditional-text text:condition="ooow:true" text:string-value-if-true="object.website" text:string-value-if-false="">object.website</text:conditional-text><text:line-break/></text:p>
      <text:p text:style-name="P13"><text:span text:style-name="T1"><office:annotation><dc:creator>mle </dc:creator><dc:date>2014-05-27T15:49:10</dc:date><text:p text:style-name="P27"><text:span text:style-name="T14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16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2</text:page-number>/<text:page-count>1</text:page-count> - _('Edition of') <text:date style:data-style-name="N76" text:date-value="2015-04-07T15:46:27.407916435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5:46:27.366431326</dc:date>
    <meta:editing-duration>P1DT13H42M18S</meta:editing-duration>
    <meta:editing-cycles>285</meta:editing-cycles>
    <meta:generator>LibreOffice/4.2.7.2$Linux_X86_64 LibreOffice_project/420m0$Build-2</meta:generator>
    <meta:document-statistic meta:table-count="3" meta:image-count="1" meta:object-count="0" meta:page-count="1" meta:paragraph-count="24" meta:word-count="41" meta:character-count="485" meta:non-whitespace-character-count="463"/>
  </office:meta>
</office:document-meta>
</file>